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6.6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ummary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23" xlink:type="simple">23</text:a> 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PhraseModule$2.handle -&gt; "Not supported yet." Type-Defect Priority-Medium 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22" xlink:type="simple">22</text:a> 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NonUniqueResultException: result returns more than one elements Type-Defect Priority-Medium 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21" xlink:type="simple">21</text:a> 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StackOverflowError Type-Defect Priority-High </text:p>
          </table:table-cell>
        </table:table-row>
        <table:table-row table:style-name="ro2">
          <table:table-cell office:value-type="string" calcext:value-type="string">
            <text:p><text:a xlink:href="https://code.google.com/archive/p/jtexy/issues/20" xlink:type="simple">20</text:a> 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Event handler 'cz.dynawest.jtexy.modules.LinkModule$8' for 'class cz.dynawest.jtexy.parsers.LinkProcessEvent' returned null. Type-Defect Priority-Medium 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19" xlink:type="simple">19</text:a> 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"Illegal group reference" Type-Defect Priority-High 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18" xlink:type="simple">18</text:a> 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TexyBlockParser: "Offset overflow! Length: 134 Off: 135" Type-Defect Priority-High 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17" xlink:type="simple">17</text:a> 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"Definition lists supported yet." Type-Defect Priority-Medium 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16" xlink:type="simple">16</text:a> 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Modifier is not applied to line constructs (link, "...", ...) Type-Defect Priority-Medium 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15" xlink:type="simple">15</text:a> 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ragraph processing bug Type-Defect Priority-Critical 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14" xlink:type="simple">14</text:a> 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difier is not applied to /--code js .[brush:] Type-Defect Priority-Medium 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13" xlink:type="simple">13</text:a> 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Lists keep &lt;p&gt; inside. Type-Defect Priority-Low 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12" xlink:type="simple">12</text:a> 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Split Factory, Config and Processing Type-Enhancement Priority-Medium 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11" xlink:type="simple">11</text:a> 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ists don't work. Type-Defect Priority-Critical 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10" xlink:type="simple">10</text:a> 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egativeArraySizeException at HtmlOutputModule.callback(411) Type-Defect Priority-High 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9" xlink:type="simple">9</text:a> 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Check consistency of marker char values Type-Task </text:p>
          </table:table-cell>
        </table:table-row>
        <table:table-row table:style-name="ro2">
          <table:table-cell office:value-type="string" calcext:value-type="string">
            <text:p><text:a xlink:href="https://code.google.com/archive/p/jtexy/issues/8" xlink:type="simple">8</text:a> 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ind out how Texy uses postLine(), and find a place to fire AfterLineEvent in JTexy. Type-FeatureRequest Priority-High 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7" xlink:type="simple">7</text:a> 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inks don't work Type-Defect Priority-Critical 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6" xlink:type="simple">6</text:a> 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Modifier causes wrong paragraph processing. Type-Defect Priority-Medium 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5" xlink:type="simple">5</text:a> 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difiers don't work Type-Defect Priority-Medium 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4" xlink:type="simple">4</text:a> 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Access denied: Try to &amp;*^07)!!&lt;&lt;d [*--*]&gt;&gt; Type-Defect Priority-Medium 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3" xlink:type="simple">3</text:a> 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* *] =&gt; java.lang.ArrayIndexOutOfBoundsException: 0 Type-Defect Priority-Medium </text:p>
          </table:table-cell>
        </table:table-row>
        <table:table-row table:style-name="ro1">
          <table:table-cell office:value-type="string" calcext:value-type="string">
            <text:p><text:a xlink:href="https://code.google.com/archive/p/jtexy/issues/1" xlink:type="simple">1</text:a> 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erl regexp incompatibility - (?&lt;!*) Type-Defect Priority-Medium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09:37:48.113429906</meta:creation-date>
    <dc:date>2016-06-07T09:44:24.248921203</dc:date>
    <meta:editing-duration>P0D</meta:editing-duration>
    <meta:editing-cycles>1</meta:editing-cycles>
    <meta:document-statistic meta:table-count="1" meta:cell-count="69" meta:object-count="0"/>
    <meta:generator>LibreOffice/4.2.8.2$Linux_X86_64 LibreOffice_project/420m0$Build-2</meta:generator>
  </office:meta>
</office:document-meta>
</file>